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562a" officeooo:paragraph-rsid="0020193f"/>
    </style:style>
    <style:style style:name="P2" style:family="paragraph" style:parent-style-name="Table_20_Contents">
      <style:paragraph-properties fo:text-align="center" style:justify-single-word="false"/>
      <style:text-properties officeooo:rsid="0014562a" officeooo:paragraph-rsid="0020193f"/>
    </style:style>
    <style:style style:name="P3" style:family="paragraph" style:parent-style-name="Table_20_Contents">
      <style:paragraph-properties fo:text-align="center" style:justify-single-word="false"/>
      <style:text-properties officeooo:rsid="001a63af" officeooo:paragraph-rsid="0020193f"/>
    </style:style>
    <style:style style:name="P4" style:family="paragraph" style:parent-style-name="Table_20_Contents">
      <style:paragraph-properties fo:text-align="start" style:justify-single-word="false"/>
      <style:text-properties officeooo:rsid="001a63af" officeooo:paragraph-rsid="0020193f"/>
    </style:style>
    <style:style style:name="P5" style:family="paragraph" style:parent-style-name="Table_20_Contents">
      <style:paragraph-properties fo:text-align="start" style:justify-single-word="false"/>
      <style:text-properties officeooo:rsid="001e2731" officeooo:paragraph-rsid="0020193f"/>
    </style:style>
    <style:style style:name="P6" style:family="paragraph" style:parent-style-name="Table_20_Contents">
      <style:text-properties officeooo:rsid="0020193f" officeooo:paragraph-rsid="0020193f"/>
    </style:style>
    <style:style style:name="P7" style:family="paragraph" style:parent-style-name="Table_20_Contents">
      <style:paragraph-properties fo:text-align="center" style:justify-single-word="false"/>
      <style:text-properties officeooo:rsid="0020193f" officeooo:paragraph-rsid="0020193f"/>
    </style:style>
    <style:style style:name="P8" style:family="paragraph" style:parent-style-name="Table_20_Contents">
      <style:paragraph-properties fo:text-align="start" style:justify-single-word="false"/>
      <style:text-properties fo:color="#008000" style:font-name="DejaVu Sans Mono" fo:font-size="10pt" style:text-underline-style="solid" style:text-underline-width="auto" style:text-underline-color="font-color" fo:font-weight="bold" officeooo:rsid="0014562a" officeooo:paragraph-rsid="0020193f" fo:background-color="#f7faff" style:font-name-asian="Droid Sans Fallback1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8000" style:font-name="DejaVu Sans Mono" style:text-underline-style="solid" style:text-underline-width="auto" style:text-underline-color="font-color" fo:font-weight="bold" officeooo:rsid="0014562a" officeooo:paragraph-rsid="0020193f" fo:background-color="#f7faff" style:font-weight-asian="bold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style:text-underline-style="solid" style:text-underline-width="auto" style:text-underline-color="font-color" fo:font-weight="bold" officeooo:rsid="001e2731" officeooo:paragraph-rsid="0020193f" fo:background-color="#f7fa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de99" officeooo:paragraph-rsid="001ede99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562a" officeooo:paragraph-rsid="0020193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562a" officeooo:paragraph-rsid="0020b36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4562a" officeooo:paragraph-rsid="0020193f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4562a" officeooo:paragraph-rsid="0020b36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1d44" officeooo:paragraph-rsid="00201d44" style:font-weight-asian="bold" style:font-weight-complex="bold"/>
    </style:style>
    <style:style style:name="P17" style:family="paragraph" style:parent-style-name="Standard">
      <style:text-properties officeooo:rsid="0014562a" officeooo:paragraph-rsid="0020193f"/>
    </style:style>
    <style:style style:name="P18" style:family="paragraph" style:parent-style-name="Standard">
      <style:text-properties officeooo:rsid="00151eba" officeooo:paragraph-rsid="0020193f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7db99" officeooo:paragraph-rsid="0020193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974d4" officeooo:paragraph-rsid="0020193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paragraph-rsid="0020193f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20b36b"/>
    </style:style>
    <style:style style:name="T1" style:family="text">
      <style:text-properties officeooo:rsid="001e2731"/>
    </style:style>
    <style:style style:name="T2" style:family="text">
      <style:text-properties fo:color="#008000" style:font-name="DejaVu Sans Mono" fo:background-color="#f7faff" loext:char-shading-value="0"/>
    </style:style>
    <style:style style:name="T3" style:family="text">
      <style:text-properties fo:color="#008000" style:font-name="DejaVu Sans Mono" officeooo:rsid="001e3fb4" fo:background-color="#f7faff" loext:char-shading-value="0"/>
    </style:style>
    <style:style style:name="T4" style:family="text">
      <style:text-properties fo:color="#008000" style:font-name="DejaVu Sans Mono" officeooo:rsid="001e2731" fo:background-color="#f7faff" loext:char-shading-value="0"/>
    </style:style>
    <style:style style:name="T5" style:family="text">
      <style:text-properties fo:color="#008000" style:font-name="DejaVu Sans Mono" style:text-underline-style="solid" style:text-underline-width="auto" style:text-underline-color="font-color" officeooo:rsid="0014562a" fo:background-color="#f7faff" loext:char-shading-value="0" style:font-weight-asian="bold" style:font-weight-complex="bold"/>
    </style:style>
    <style:style style:name="T6" style:family="text">
      <style:text-properties fo:color="#008000" style:font-name="DejaVu Sans Mono" fo:font-size="10pt" fo:background-color="#f7faff" loext:char-shading-value="0" style:font-name-asian="Droid Sans Fallback1" style:font-size-asian="10pt" style:font-name-complex="Liberation Mono" style:font-size-complex="10pt"/>
    </style:style>
    <style:style style:name="T7" style:family="text">
      <style:text-properties officeooo:rsid="001a63af"/>
    </style:style>
    <style:style style:name="T8" style:family="text">
      <style:text-properties officeooo:rsid="0017db99"/>
    </style:style>
    <style:style style:name="T9" style:family="text">
      <style:text-properties officeooo:rsid="001d172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4562a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e273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0193f"/>
    </style:style>
    <style:style style:name="T14" style:family="text">
      <style:text-properties style:text-underline-style="solid" style:text-underline-width="auto" style:text-underline-color="font-color" officeooo:rsid="001d1722"/>
    </style:style>
    <style:style style:name="T15" style:family="text">
      <style:text-properties style:text-underline-style="solid" style:text-underline-width="auto" style:text-underline-color="font-color" officeooo:rsid="001e2731"/>
    </style:style>
    <style:style style:name="T16" style:family="text">
      <style:text-properties officeooo:rsid="001e3fb4"/>
    </style:style>
    <style:style style:name="T17" style:family="text">
      <style:text-properties officeooo:rsid="0020193f"/>
    </style:style>
    <style:style style:name="T18" style:family="text">
      <style:text-properties fo:background-color="#ff3333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ff950e" fo:background-color="transparent" loext:char-shading-value="0"/>
    </style:style>
    <style:style style:name="T21" style:family="text">
      <style:text-properties fo:color="#ff950e" style:text-underline-style="solid" style:text-underline-width="auto" style:text-underline-color="font-color" officeooo:rsid="0014562a" fo:background-color="transparent" loext:char-shading-value="0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DejaVu Sans Mono" fo:background-color="#f7faff" loext:char-shading-value="0"/>
    </style:style>
    <style:style style:name="T24" style:family="text">
      <style:text-properties fo:color="#000000" style:font-name="DejaVu Sans Mono" officeooo:rsid="001e2731" fo:background-color="#f7faff" loext:char-shading-value="0"/>
    </style:style>
    <style:style style:name="T25" style:family="text">
      <style:text-properties fo:color="#000000" style:font-name="DejaVu Sans Mono" officeooo:rsid="001e3fb4" fo:background-color="#f7fa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ation API.</text:p>
      <text:p text:style-name="P11"/>
      <text:p text:style-name="P17"><text:span text:style-name="T17">Accès</text:span> <text:span text:style-name="T17">global à l'API</text:span> :</text:p>
      <text:p text:style-name="P17"/>
      <text:p text:style-name="P17"><text:a xlink:type="simple" xlink:href="http://komidi.alwaysdata.net//api/index.php?action">http://komidi.alwaysdata.net//api/index.php?action</text:a>=</text:p>
      <text:p text:style-name="P1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paramètre</text:p>
          </table:table-cell>
          <table:table-cell table:style-name="Tableau1.A1" office:value-type="string">
            <text:p text:style-name="P2">commentaire</text:p>
          </table:table-cell>
          <table:table-cell table:style-name="Tableau1.C1" office:value-type="string">
            <text:p text:style-name="P2">exemple</text:p>
          </table:table-cell>
        </table:table-row>
        <table:table-row>
          <table:table-cell table:style-name="Tableau1.A2" office:value-type="string">
            <text:p text:style-name="P17">action</text:p>
          </table:table-cell>
          <table:table-cell table:style-name="Tableau1.A2" office:value-type="string">
            <text:p text:style-name="P1">L'action permet de savoir quoi charger pour le client qui demande une <text:span text:style-name="T17">requête</text:span></text:p>
          </table:table-cell>
          <table:table-cell table:style-name="Tableau1.C2" office:value-type="string">
            <text:p text:style-name="P17">action=apiGetGeoSpe</text:p>
          </table:table-cell>
        </table:table-row>
      </table:table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7">key</text:p>
          </table:table-cell>
          <table:table-cell table:style-name="Tableau2.A1" office:value-type="string">
            <text:p text:style-name="P1">C'est la <text:span text:style-name="T17">clés</text:span> d'identification pou l'api</text:p>
          </table:table-cell>
          <table:table-cell table:style-name="Tableau2.C1" office:value-type="string">
            <text:p text:style-name="P17">key=31bed188884e193d8465226</text:p>
          </table:table-cell>
        </table:table-row>
      </table:table>
      <text:p text:style-name="P17"/>
      <text:p text:style-name="P18"><text:span text:style-name="T17">Accès</text:span> <text:span text:style-name="T17">API </text:span>: <text:span text:style-name="T10">Avoir les coordonne </text:span><text:span text:style-name="T13">géographique</text:span><text:span text:style-name="T10"> d'une salle salle ou ce joue un spectacle :</text:span></text:p>
      <text:p text:style-name="P18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7">paramètre</text:p>
          </table:table-cell>
          <table:table-cell table:style-name="Tableau7.B1" office:value-type="string">
            <text:p text:style-name="P7">Argument</text:p>
          </table:table-cell>
        </table:table-row>
        <table:table-row>
          <table:table-cell table:style-name="Tableau7.A2" office:value-type="string">
            <text:p text:style-name="P6">action</text:p>
          </table:table-cell>
          <table:table-cell table:style-name="Tableau7.B2" office:value-type="string">
            <text:p text:style-name="P14"><text:a xlink:type="simple" xlink:href="http://komidi.alwaysdata.net//api/index.php?action=apiGetGeoSpe&amp;key=31bed188884e193d8465226&amp;idSpe=3"><text:span text:style-name="T6">apiGetGeoSpe</text:span></text:a></text:p>
          </table:table-cell>
        </table:table-row>
        <table:table-row>
          <table:table-cell table:style-name="Tableau7.A2" office:value-type="string">
            <text:p text:style-name="P6">key</text:p>
          </table:table-cell>
          <table:table-cell table:style-name="Tableau7.B2" office:value-type="string">
            <text:p text:style-name="P14"><text:a xlink:type="simple" xlink:href="http://komidi.alwaysdata.net//api/index.php?action=apiGetGeoSpe&amp;key=31bed188884e193d8465226&amp;idSpe=3"><text:span text:style-name="T20">31bed188884e193d8465226</text:span></text:a></text:p>
          </table:table-cell>
        </table:table-row>
        <table:table-row>
          <table:table-cell table:style-name="Tableau7.A2" office:value-type="string">
            <text:p text:style-name="P6">idSpe</text:p>
          </table:table-cell>
          <table:table-cell table:style-name="Tableau7.B2" office:value-type="string">
            <text:p text:style-name="P6">Identifiant spectacle ex : 3</text:p>
          </table:table-cell>
        </table:table-row>
      </table:table>
      <text:p text:style-name="P18"/>
      <text:p text:style-name="P15"><text:bookmark-start text:name="__DdeLink__140_2032452279"/><text:a xlink:type="simple" xlink:href="http://komidi.alwaysdata.net//api/index.php?action=apiGetGeoSpe&amp;key=31bed188884e193d8465226&amp;idSpe=3">h</text:a><text:a xlink:type="simple" xlink:href="http://komidi.alwaysdata.net//api/index.php?action=apiGetGeoSpe&amp;key=31bed188884e193d8465226&amp;idSpe=3">ttp://komidi.alwaysdata.net//api/index.php?action=</text:a><text:a xlink:type="simple" xlink:href="http://komidi.alwaysdata.net//api/index.php?action=apiGetGeoSpe&amp;key=31bed188884e193d8465226&amp;idSpe=3"><text:span text:style-name="T6">apiGetGeoSpe</text:span></text:a><text:a xlink:type="simple" xlink:href="http://komidi.alwaysdata.net//api/index.php?action=apiGetGeoSpe&amp;key=31bed188884e193d8465226&amp;idSpe=3">&amp;key=</text:a><text:a xlink:type="simple" xlink:href="http://komidi.alwaysdata.net//api/index.php?action=apiGetGeoSpe&amp;key=31bed188884e193d8465226&amp;idSpe=3"><text:span text:style-name="T20">31bed188884e193d8465226</text:span></text:a><text:a xlink:type="simple" xlink:href="http://komidi.alwaysdata.net//api/index.php?action=apiGetGeoSpe&amp;key=31bed188884e193d8465226&amp;idSpe=3">&amp;</text:a><text:a xlink:type="simple" xlink:href="http://komidi.alwaysdata.net//api/index.php?action=apiGetGeoSpe&amp;key=31bed188884e193d8465226&amp;idSpe=3"><text:span text:style-name="T22">idSpe=3</text:span></text:a><text:bookmark-end text:name="__DdeLink__140_2032452279"/></text:p>
      <text:p text:style-name="P14"/>
      <text:p text:style-name="P14"/>
      <text:p text:style-name="P14"/>
      <text:p text:style-name="P19"><text:span text:style-name="T17">Accès</text:span> <text:span text:style-name="T17">API : </text:span><text:span text:style-name="T10">obtention de tout les spectacle :</text:span></text:p>
      <text:p text:style-name="P19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">Paramètre</text:p>
          </table:table-cell>
          <table:table-cell table:style-name="Tableau3.B1" office:value-type="string">
            <text:p text:style-name="P3">Argument</text:p>
          </table:table-cell>
        </table:table-row>
        <table:table-row>
          <table:table-cell table:style-name="Tableau3.A2" office:value-type="string">
            <text:p text:style-name="P4">action</text:p>
          </table:table-cell>
          <table:table-cell table:style-name="Tableau3.B2" office:value-type="string">
            <text:p text:style-name="P8">apiGetAllSpe</text:p>
          </table:table-cell>
        </table:table-row>
        <table:table-row>
          <table:table-cell table:style-name="Tableau3.A2" office:value-type="string">
            <text:p text:style-name="P4">key</text:p>
          </table:table-cell>
          <table:table-cell table:style-name="Tableau3.B2" office:value-type="string">
            <text:p text:style-name="P13"><text:a xlink:type="simple" xlink:href="http://komidi.alwaysdata.net//api/index.php?action=apiGetGeoSpe&amp;key=31bed188884e193d8465226&amp;idSpe=3"><text:span text:style-name="T20">31bed188884e193d8465226</text:span></text:a></text:p>
          </table:table-cell>
        </table:table-row>
      </table:table>
      <text:p text:style-name="P20"/>
      <text:p text:style-name="P13"><text:bookmark-start text:name="__DdeLink__154_2032452279"/><text:bookmark-start text:name="__DdeLink__149_2032452279"/><text:bookmark-start text:name="__DdeLink__147_2032452279"/><text:bookmark-start text:name="__DdeLink__143_2032452279"/><text:a xlink:type="simple" xlink:href="http://komidi.alwaysdata.net//api/index.php?action=apiGetAllSpe&amp;key=31bed188884e193d8465226">http://komidi.alwaysdata.net//api/index.php?action=</text:a><text:a xlink:type="simple" xlink:href="http://komidi.alwaysdata.net//api/index.php?action=apiGetAllSpe&amp;key=31bed188884e193d8465226"><text:span text:style-name="T6">apiGetAllSpe</text:span></text:a><text:a xlink:type="simple" xlink:href="http://komidi.alwaysdata.net//api/index.php?action=apiGetAllSpe&amp;key=31bed188884e193d8465226">&amp;key=</text:a><text:bookmark-end text:name="__DdeLink__154_2032452279"/><text:bookmark-end text:name="__DdeLink__149_2032452279"/><text:bookmark-end text:name="__DdeLink__147_2032452279"/><text:bookmark-end text:name="__DdeLink__143_2032452279"/><text:bookmark-start text:name="__DdeLink__156_2032452279"/><text:a xlink:type="simple" xlink:href="http://komidi.alwaysdata.net//api/index.php?action=apiGetGeoSpe&amp;key=31bed188884e193d8465226&amp;idSpe=3"><text:span text:style-name="T20">31bed188884e193d8465226</text:span></text:a><text:bookmark-end text:name="__DdeLink__156_2032452279"/></text:p>
      <text:p text:style-name="P16"/>
      <text:p text:style-name="P12"/>
      <text:p text:style-name="P19"><text:span text:style-name="T17">Accès</text:span><text:bookmark-start text:name="__DdeLink__165_2032452279"/> <text:span text:style-name="T17">API :</text:span> <text:span text:style-name="T10">obtention de tout les s</text:span><text:span text:style-name="T14">alle</text:span><text:span text:style-name="T10">:</text:span></text:p>
      <text:p text:style-name="P19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3">Paramètre</text:p>
          </table:table-cell>
          <table:table-cell table:style-name="Tableau4.B1" office:value-type="string">
            <text:p text:style-name="P3">Argument</text:p>
          </table:table-cell>
        </table:table-row>
        <table:table-row>
          <table:table-cell table:style-name="Tableau4.A2" office:value-type="string">
            <text:p text:style-name="P4">action</text:p>
          </table:table-cell>
          <table:table-cell table:style-name="Tableau4.B2" office:value-type="string">
            <text:p text:style-name="P9"><text:bookmark-start text:name="__DdeLink__161_2032452279"/>apiGetAllSalle<text:bookmark-end text:name="__DdeLink__161_2032452279"/></text:p>
          </table:table-cell>
        </table:table-row>
        <table:table-row>
          <table:table-cell table:style-name="Tableau4.A2" office:value-type="string">
            <text:p text:style-name="P4">key</text:p>
          </table:table-cell>
          <table:table-cell table:style-name="Tableau4.B2" office:value-type="string">
            <text:p text:style-name="P13"><text:a xlink:type="simple" xlink:href="http://komidi.alwaysdata.net//api/index.php?action=apiGetGeoSpe&amp;key=31bed188884e193d8465226&amp;idSpe=3"><text:span text:style-name="T20">31bed188884e193d8465226</text:span></text:a></text:p>
          </table:table-cell>
        </table:table-row>
      </table:table>
      <text:p text:style-name="P20"/>
      <text:p text:style-name="P13"><text:a xlink:type="simple" xlink:href="http://komidi.alwaysdata.net//api/index.php?action=apiGetAllSpe&amp;key=31bed188884e193d8465226">http://komidi.alwaysdata.net//api/index.php?action=</text:a><text:span text:style-name="T2">apiGetAllSalle</text:span><text:a xlink:type="simple" xlink:href="http://komidi.alwaysdata.net//api/index.php?action=apiGetAllSpe&amp;key=31bed188884e193d8465226">&amp;key=</text:a><text:bookmark-end text:name="__DdeLink__165_2032452279"/><text:a xlink:type="simple" xlink:href="http://komidi.alwaysdata.net//api/index.php?action=apiGetGeoSpe&amp;key=31bed188884e193d8465226&amp;idSpe=3"><text:span text:style-name="T20">31bed188884e193d8465226</text:span></text:a></text:p>
      <text:p text:style-name="P9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17">Accès</text:span><text:bookmark-start text:name="__DdeLink__173_2032452279"/> A<text:span text:style-name="T17">PI :</text:span> <text:span text:style-name="T10">obtention d</text:span><text:span text:style-name="T15">'une salle en particulier</text:span><text:span text:style-name="T10">:</text:span></text:p>
      <text:p text:style-name="P19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3">Paramètre</text:p>
          </table:table-cell>
          <table:table-cell table:style-name="Tableau5.B1" office:value-type="string">
            <text:p text:style-name="P3">Argument</text:p>
          </table:table-cell>
        </table:table-row>
        <table:table-row>
          <table:table-cell table:style-name="Tableau5.A2" office:value-type="string">
            <text:p text:style-name="P4">action</text:p>
          </table:table-cell>
          <table:table-cell table:style-name="Tableau5.B2" office:value-type="string">
            <text:p text:style-name="P9">apiGetSalleId<text:bookmark text:name="__DdeLink__161_20324522791"/></text:p>
          </table:table-cell>
        </table:table-row>
        <table:table-row>
          <table:table-cell table:style-name="Tableau5.A2" office:value-type="string">
            <text:p text:style-name="P5">idSalle</text:p>
          </table:table-cell>
          <table:table-cell table:style-name="Tableau5.B2" office:value-type="string">
            <text:p text:style-name="P10">Identifiant de salle ex : 4</text:p>
          </table:table-cell>
        </table:table-row>
        <table:table-row>
          <table:table-cell table:style-name="Tableau5.A2" office:value-type="string">
            <text:p text:style-name="P4">key</text:p>
          </table:table-cell>
          <table:table-cell table:style-name="Tableau5.B2" office:value-type="string">
            <text:p text:style-name="P13"><text:a xlink:type="simple" xlink:href="http://komidi.alwaysdata.net//api/index.php?action=apiGetGeoSpe&amp;key=31bed188884e193d8465226&amp;idSpe=3"><text:span text:style-name="T20">31bed188884e193d8465226</text:span></text:a></text:p>
          </table:table-cell>
        </table:table-row>
      </table:table>
      <text:p text:style-name="P20"/>
      <text:p text:style-name="P22"><text:bookmark-start text:name="__DdeLink__170_2032452279"/><text:a xlink:type="simple" xlink:href="http://komidi.alwaysdata.net//api/index.php?action=apiGetAllSpe&amp;key=31bed188884e193d8465226"><text:span text:style-name="T11">http://komidi.alwaysdata.net//api/index.php?action=</text:span></text:a><text:span text:style-name="T5">apiGetSalleId</text:span><text:a xlink:type="simple" xlink:href="http://komidi.alwaysdata.net//api/index.php?action=apiGetAllSpe&amp;key=31bed188884e193d8465226"><text:span text:style-name="T11">&amp;key=</text:span></text:a><text:a xlink:type="simple" xlink:href="http://komidi.alwaysdata.net//api/index.php?action=apiGetGeoSpe&amp;key=31bed188884e193d8465226&amp;idSpe=3"><text:span text:style-name="T21">31bed188884e193d8465226</text:span></text:a><text:span text:style-name="T12">&amp;</text:span><text:span text:style-name="T23">idSalle</text:span><text:span text:style-name="T24">=4</text:span><text:bookmark-end text:name="__DdeLink__173_2032452279"/><text:bookmark-end text:name="__DdeLink__170_2032452279"/></text:p>
      <text:p text:style-name="P12"/>
      <text:p text:style-name="P19"><text:span text:style-name="T17">Accès</text:span> A<text:span text:style-name="T17">PI :</text:span> <text:span text:style-name="T10">obtention d</text:span><text:span text:style-name="T15">'un spectacle en particulier</text:span><text:span text:style-name="T10">:</text:span></text:p>
      <text:p text:style-name="P19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3">Paramètre</text:p>
          </table:table-cell>
          <table:table-cell table:style-name="Tableau6.B1" office:value-type="string">
            <text:p text:style-name="P3">Argument</text:p>
          </table:table-cell>
        </table:table-row>
        <table:table-row>
          <table:table-cell table:style-name="Tableau6.A2" office:value-type="string">
            <text:p text:style-name="P4">action</text:p>
          </table:table-cell>
          <table:table-cell table:style-name="Tableau6.B2" office:value-type="string">
            <text:p text:style-name="P9">apiGetSpeId<text:bookmark text:name="__DdeLink__161_203245227911"/></text:p>
          </table:table-cell>
        </table:table-row>
        <table:table-row>
          <table:table-cell table:style-name="Tableau6.A2" office:value-type="string">
            <text:p text:style-name="P5">id<text:span text:style-name="T16">Spe</text:span></text:p>
          </table:table-cell>
          <table:table-cell table:style-name="Tableau6.B2" office:value-type="string">
            <text:p text:style-name="P10">Identifiant de salle ex : 4</text:p>
          </table:table-cell>
        </table:table-row>
        <table:table-row>
          <table:table-cell table:style-name="Tableau6.A2" office:value-type="string">
            <text:p text:style-name="P4">key</text:p>
          </table:table-cell>
          <table:table-cell table:style-name="Tableau6.B2" office:value-type="string">
            <text:p text:style-name="P13"><text:a xlink:type="simple" xlink:href="http://komidi.alwaysdata.net//api/index.php?action=apiGetGeoSpe&amp;key=31bed188884e193d8465226&amp;idSpe=3"><text:span text:style-name="T20">31bed188884e193d8465226</text:span></text:a></text:p>
          </table:table-cell>
        </table:table-row>
      </table:table>
      <text:p text:style-name="P20"/>
      <text:p text:style-name="P21"><text:a xlink:type="simple" xlink:href="http://komidi.alwaysdata.net//api/index.php?action=apiGetAllSpe&amp;key=31bed188884e193d8465226"><text:span text:style-name="T11">http://komidi.alwaysdata.net//api/index.php?action=</text:span></text:a><text:span text:style-name="T2">apiGetSpeId</text:span></text:p>
      <text:p text:style-name="P13"><text:a xlink:type="simple" xlink:href="http://komidi.alwaysdata.net//api/index.php?action=apiGetAllSpe&amp;key=31bed188884e193d8465226">&amp;key=</text:a><text:a xlink:type="simple" xlink:href="http://komidi.alwaysdata.net//api/index.php?action=apiGetGeoSpe&amp;key=31bed188884e193d8465226&amp;idSpe=3"><text:span text:style-name="T20">31bed188884e193d8465226</text:span></text:a><text:span text:style-name="T1">&amp;</text:span><text:span text:style-name="T23">id</text:span><text:span text:style-name="T25">Spe</text:span><text:span text:style-name="T24">=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3:56:43.910414138</meta:creation-date>
    <dc:date>2017-03-17T14:07:49.756177723</dc:date>
    <meta:editing-duration>PT10M24S</meta:editing-duration>
    <meta:editing-cycles>4</meta:editing-cycles>
    <meta:generator>LibreOffice/4.2.8.2$Linux_X86_64 LibreOffice_project/420m0$Build-2</meta:generator>
    <meta:document-statistic meta:table-count="7" meta:image-count="0" meta:object-count="0" meta:page-count="2" meta:paragraph-count="59" meta:word-count="139" meta:character-count="1453" meta:non-whitespace-character-count="1373"/>
  </office:meta>
</office:document-meta>
</file>